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ast-stone-weight/" text:style-name="Internet_20_link" text:visited-style-name="Visited_20_Internet_20_Link"><text:span text:style-name="T1">1046. Last Stone Weight</text:span></text:a></text:p>
      <text:p text:style-name="P5">Easy</text:p>
      <text:p text:style-name="P5"/>
      <text:p text:style-name="P6"><text:span text:style-name="T1">You are given an array of integers </text:span><text:span text:style-name="Source_20_Text"><text:span text:style-name="T2">stones</text:span></text:span><text:span text:style-name="T1"> where </text:span><text:span text:style-name="Source_20_Text"><text:span text:style-name="T2">stones[i]</text:span></text:span><text:span text:style-name="T1"> is the weight of the </text:span><text:span text:style-name="Source_20_Text"><text:span text:style-name="T2">i</text:span></text:span><text:span text:style-name="Source_20_Text"><text:span text:style-name="T1">th</text:span></text:span><text:span text:style-name="T1"> stone.</text:span></text:p>
      <text:p text:style-name="P6"><text:span text:style-name="T1">We are playing a game with the stones. On each turn, we choose the </text:span><text:span text:style-name="Strong_20_Emphasis"><text:span text:style-name="T1">heaviest two stones</text:span></text:span><text:span text:style-name="T1"> and smash them together. Suppose the heaviest two stones have weights </text:span><text:span text:style-name="Source_20_Text"><text:span text:style-name="T2">x</text:span></text:span><text:span text:style-name="T1"> and </text:span><text:span text:style-name="Source_20_Text"><text:span text:style-name="T2">y</text:span></text:span><text:span text:style-name="T1"> with </text:span><text:span text:style-name="Source_20_Text"><text:span text:style-name="T2">x &lt;= y</text:span></text:span><text:span text:style-name="T1">. The result of this smash is:</text:span></text:p>
      <text:list xml:id="list2639004813" text:style-name="L1">
        <text:list-item>
          <text:p text:style-name="P7"><text:span text:style-name="T1">If </text:span><text:span text:style-name="Source_20_Text"><text:span text:style-name="T2">x == y</text:span></text:span><text:span text:style-name="T1">, both stones are destroyed, and</text:span></text:p>
        </text:list-item>
        <text:list-item>
          <text:p text:style-name="P8"><text:span text:style-name="T1">If </text:span><text:span text:style-name="Source_20_Text"><text:span text:style-name="T2">x != y</text:span></text:span><text:span text:style-name="T1">, the stone of weight </text:span><text:span text:style-name="Source_20_Text"><text:span text:style-name="T2">x</text:span></text:span><text:span text:style-name="T1"> is destroyed, and the stone of weight </text:span><text:span text:style-name="Source_20_Text"><text:span text:style-name="T2">y</text:span></text:span><text:span text:style-name="T1"> has new weight </text:span><text:span text:style-name="Source_20_Text"><text:span text:style-name="T2">y - x</text:span></text:span><text:span text:style-name="T1">.</text:span></text:p>
        </text:list-item>
      </text:list>
      <text:p text:style-name="P6"><text:span text:style-name="T1">At the end of the game, there is </text:span><text:span text:style-name="Strong_20_Emphasis"><text:span text:style-name="T1">at most one</text:span></text:span><text:span text:style-name="T1"> stone left.</text:span></text:p>
      <text:p text:style-name="P6"><text:span text:style-name="T1">Return </text:span><text:span text:style-name="Emphasis"><text:span text:style-name="T1">the weight of the last remaining stone</text:span></text:span><text:span text:style-name="T1">. If there are no stones left, return </text:span><text:span text:style-name="Source_20_Text"><text:span text:style-name="T2">0</text:span></text:span><text:span text:style-name="T1">.</text:span></text:p>
      <text:p text:style-name="P9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stones = [2,7,4,1,8,1]</text:span></text:p>
      <text:p text:style-name="P3"><text:span text:style-name="Strong_20_Emphasis"><text:span text:style-name="T1">Output:</text:span></text:span><text:span text:style-name="T1"> 1</text:span></text:p>
      <text:p text:style-name="P3"><text:span text:style-name="Strong_20_Emphasis"><text:span text:style-name="T1">Explanation:</text:span></text:span><text:span text:style-name="T1"> </text:span></text:p>
      <text:p text:style-name="P2">We combine 7 and 8 to get 1 so the array converts to [2,4,1,1,1] then,</text:p>
      <text:p text:style-name="P2">we combine 2 and 4 to get 2 so the array converts to [2,1,1,1] then,</text:p>
      <text:p text:style-name="P2">we combine 2 and 1 to get 1 so the array converts to [1,1,1] then,</text:p>
      <text:p text:style-name="P1">we combine 1 and 1 to get 0 so the array converts to [1] then that's the value of the last stone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stones = [1]</text:span></text:p>
      <text:p text:style-name="P4"><text:span text:style-name="Strong_20_Emphasis"><text:span text:style-name="T1">Output:</text:span></text:span><text:span text:style-name="T1"> 1</text:span></text:p>
      <text:p text:style-name="P9"> </text:p>
      <text:p text:style-name="P6"><text:span text:style-name="Strong_20_Emphasis"><text:span text:style-name="T1">Constraints:</text:span></text:span></text:p>
      <text:list xml:id="list3453060374" text:style-name="L2">
        <text:list-item>
          <text:p text:style-name="P10"><text:span text:style-name="Source_20_Text"><text:span text:style-name="T2">1 &lt;= stones.length &lt;= 30</text:span></text:span></text:p>
        </text:list-item>
        <text:list-item>
          <text:p text:style-name="P11"><text:span text:style-name="Source_20_Text"><text:span text:style-name="T2">1 &lt;= stones[i] &lt;= 1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2T12:36:41.542000000</dc:date>
    <meta:editing-duration>PT11S</meta:editing-duration>
    <meta:editing-cycles>1</meta:editing-cycles>
    <meta:document-statistic meta:table-count="0" meta:image-count="0" meta:object-count="0" meta:page-count="1" meta:paragraph-count="24" meta:word-count="223" meta:character-count="1062" meta:non-whitespace-character-count="862"/>
    <meta:generator>LibreOffice/7.2.2.2$Windows_X86_64 LibreOffice_project/02b2acce88a210515b4a5bb2e46cbfb63fe97d56</meta:generator>
  </office:meta>
</office:document-meta>
</file>